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99ccff" draw:textarea-horizontal-align="center" draw:textarea-vertical-align="middle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405cm" svg:y1="2.702cm" svg:x2="10.405cm" svg:y2="7.782cm">
          <text:p/>
        </draw:line>
        <draw:line draw:style-name="gr1" draw:text-style-name="P1" draw:layer="layout" svg:x1="11.243cm" svg:y1="2.702cm" svg:x2="11.243cm" svg:y2="7.782cm">
          <text:p/>
        </draw:line>
        <draw:line draw:style-name="gr1" draw:text-style-name="P1" draw:layer="layout" svg:x1="12.081cm" svg:y1="2.702cm" svg:x2="12.081cm" svg:y2="7.782cm">
          <text:p/>
        </draw:line>
        <draw:line draw:style-name="gr1" draw:text-style-name="P1" draw:layer="layout" svg:x1="12.945cm" svg:y1="2.702cm" svg:x2="12.945cm" svg:y2="7.782cm">
          <text:p/>
        </draw:line>
        <draw:line draw:style-name="gr1" draw:text-style-name="P1" draw:layer="layout" svg:x1="13.783cm" svg:y1="2.702cm" svg:x2="13.783cm" svg:y2="7.782cm">
          <text:p/>
        </draw:line>
        <draw:line draw:style-name="gr1" draw:text-style-name="P1" draw:layer="layout" svg:x1="14.621cm" svg:y1="2.702cm" svg:x2="14.621cm" svg:y2="7.782cm">
          <text:p/>
        </draw:line>
        <draw:line draw:style-name="gr1" draw:text-style-name="P1" draw:layer="layout" svg:x1="15.459cm" svg:y1="2.702cm" svg:x2="15.459cm" svg:y2="7.782cm">
          <text:p/>
        </draw:line>
        <draw:line draw:style-name="gr1" draw:text-style-name="P1" draw:layer="layout" svg:x1="10.405cm" svg:y1="2.702cm" svg:x2="15.485cm" svg:y2="2.702cm">
          <text:p/>
        </draw:line>
        <draw:line draw:style-name="gr1" draw:text-style-name="P1" draw:layer="layout" svg:x1="10.405cm" svg:y1="3.54cm" svg:x2="15.485cm" svg:y2="3.54cm">
          <text:p/>
        </draw:line>
        <draw:line draw:style-name="gr1" draw:text-style-name="P1" draw:layer="layout" svg:x1="10.405cm" svg:y1="4.378cm" svg:x2="15.485cm" svg:y2="4.378cm">
          <text:p/>
        </draw:line>
        <draw:line draw:style-name="gr1" draw:text-style-name="P1" draw:layer="layout" svg:x1="10.405cm" svg:y1="5.242cm" svg:x2="15.485cm" svg:y2="5.242cm">
          <text:p/>
        </draw:line>
        <draw:line draw:style-name="gr1" draw:text-style-name="P1" draw:layer="layout" svg:x1="10.405cm" svg:y1="6.08cm" svg:x2="15.485cm" svg:y2="6.08cm">
          <text:p/>
        </draw:line>
        <draw:line draw:style-name="gr1" draw:text-style-name="P1" draw:layer="layout" svg:x1="10.405cm" svg:y1="6.918cm" svg:x2="15.485cm" svg:y2="6.918cm">
          <text:p/>
        </draw:line>
        <draw:line draw:style-name="gr1" draw:text-style-name="P1" draw:layer="layout" svg:x1="10.405cm" svg:y1="7.756cm" svg:x2="15.485cm" svg:y2="7.756cm">
          <text:p/>
        </draw:line>
        <draw:circle draw:style-name="gr2" draw:text-style-name="P1" draw:layer="layout" svg:width="0.203cm" svg:height="0.203cm" svg:x="10.324cm" svg:y="5.547cm">
          <text:p/>
        </draw:circle>
        <draw:circle draw:style-name="gr3" draw:text-style-name="P1" draw:layer="layout" svg:width="0.203cm" svg:height="0.203cm" svg:x="11.151cm" svg:y="5.547cm">
          <text:p/>
        </draw:circle>
        <draw:circle draw:style-name="gr2" draw:text-style-name="P1" draw:layer="layout" svg:width="0.203cm" svg:height="0.203cm" svg:x="11.989cm" svg:y="5.547cm">
          <text:p/>
        </draw:circle>
        <draw:circle draw:style-name="gr2" draw:text-style-name="P1" draw:layer="layout" svg:width="0.203cm" svg:height="0.203cm" svg:x="12.827cm" svg:y="5.547cm">
          <text:p/>
        </draw:circle>
        <draw:circle draw:style-name="gr2" draw:text-style-name="P1" draw:layer="layout" svg:width="0.203cm" svg:height="0.203cm" svg:x="13.691cm" svg:y="5.547cm">
          <text:p/>
        </draw:circle>
        <draw:circle draw:style-name="gr2" draw:text-style-name="P1" draw:layer="layout" svg:width="0.203cm" svg:height="0.203cm" svg:x="14.529cm" svg:y="5.547cm">
          <text:p/>
        </draw:circle>
        <draw:circle draw:style-name="gr2" draw:text-style-name="P1" draw:layer="layout" svg:width="0.203cm" svg:height="0.203cm" svg:x="15.392cm" svg:y="5.547cm">
          <text:p/>
        </draw:circle>
        <draw:circle draw:style-name="gr2" draw:text-style-name="P1" draw:layer="layout" svg:width="0.203cm" svg:height="0.203cm" svg:x="10.312cm" svg:y="6.385cm">
          <text:p/>
        </draw:circle>
        <draw:circle draw:style-name="gr2" draw:text-style-name="P1" draw:layer="layout" svg:width="0.203cm" svg:height="0.203cm" svg:x="11.139cm" svg:y="6.385cm">
          <text:p/>
        </draw:circle>
        <draw:circle draw:style-name="gr2" draw:text-style-name="P1" draw:layer="layout" svg:width="0.203cm" svg:height="0.203cm" svg:x="11.977cm" svg:y="6.385cm">
          <text:p/>
        </draw:circle>
        <draw:circle draw:style-name="gr2" draw:text-style-name="P1" draw:layer="layout" svg:width="0.203cm" svg:height="0.203cm" svg:x="12.815cm" svg:y="6.385cm">
          <text:p/>
        </draw:circle>
        <draw:circle draw:style-name="gr2" draw:text-style-name="P1" draw:layer="layout" svg:width="0.203cm" svg:height="0.203cm" svg:x="13.679cm" svg:y="6.385cm">
          <text:p/>
        </draw:circle>
        <draw:circle draw:style-name="gr2" draw:text-style-name="P1" draw:layer="layout" svg:width="0.203cm" svg:height="0.203cm" svg:x="14.517cm" svg:y="6.385cm">
          <text:p/>
        </draw:circle>
        <draw:circle draw:style-name="gr2" draw:text-style-name="P1" draw:layer="layout" svg:width="0.203cm" svg:height="0.203cm" svg:x="15.38cm" svg:y="6.385cm">
          <text:p/>
        </draw:circle>
        <draw:circle draw:style-name="gr2" draw:text-style-name="P1" draw:layer="layout" svg:width="0.203cm" svg:height="0.203cm" svg:x="10.312cm" svg:y="7.248cm">
          <text:p/>
        </draw:circle>
        <draw:circle draw:style-name="gr2" draw:text-style-name="P1" draw:layer="layout" svg:width="0.203cm" svg:height="0.203cm" svg:x="11.139cm" svg:y="7.248cm">
          <text:p/>
        </draw:circle>
        <draw:circle draw:style-name="gr2" draw:text-style-name="P1" draw:layer="layout" svg:width="0.203cm" svg:height="0.203cm" svg:x="11.977cm" svg:y="7.248cm">
          <text:p/>
        </draw:circle>
        <draw:circle draw:style-name="gr2" draw:text-style-name="P1" draw:layer="layout" svg:width="0.203cm" svg:height="0.203cm" svg:x="12.815cm" svg:y="7.248cm">
          <text:p/>
        </draw:circle>
        <draw:circle draw:style-name="gr2" draw:text-style-name="P1" draw:layer="layout" svg:width="0.203cm" svg:height="0.203cm" svg:x="13.679cm" svg:y="7.248cm">
          <text:p/>
        </draw:circle>
        <draw:circle draw:style-name="gr2" draw:text-style-name="P1" draw:layer="layout" svg:width="0.203cm" svg:height="0.203cm" svg:x="14.517cm" svg:y="7.248cm">
          <text:p/>
        </draw:circle>
        <draw:circle draw:style-name="gr2" draw:text-style-name="P1" draw:layer="layout" svg:width="0.203cm" svg:height="0.203cm" svg:x="15.38cm" svg:y="7.248cm">
          <text:p/>
        </draw:circle>
        <draw:circle draw:style-name="gr2" draw:text-style-name="P1" draw:layer="layout" svg:width="0.203cm" svg:height="0.203cm" svg:x="10.312cm" svg:y="4.708cm">
          <text:p/>
        </draw:circle>
        <draw:circle draw:style-name="gr2" draw:text-style-name="P1" draw:layer="layout" svg:width="0.203cm" svg:height="0.203cm" svg:x="11.139cm" svg:y="4.708cm">
          <text:p/>
        </draw:circle>
        <draw:circle draw:style-name="gr2" draw:text-style-name="P1" draw:layer="layout" svg:width="0.203cm" svg:height="0.203cm" svg:x="11.977cm" svg:y="4.708cm">
          <text:p/>
        </draw:circle>
        <draw:circle draw:style-name="gr2" draw:text-style-name="P1" draw:layer="layout" svg:width="0.203cm" svg:height="0.203cm" svg:x="12.815cm" svg:y="4.708cm">
          <text:p/>
        </draw:circle>
        <draw:circle draw:style-name="gr2" draw:text-style-name="P1" draw:layer="layout" svg:width="0.203cm" svg:height="0.203cm" svg:x="13.679cm" svg:y="4.708cm">
          <text:p/>
        </draw:circle>
        <draw:circle draw:style-name="gr2" draw:text-style-name="P1" draw:layer="layout" svg:width="0.203cm" svg:height="0.203cm" svg:x="14.517cm" svg:y="4.708cm">
          <text:p/>
        </draw:circle>
        <draw:circle draw:style-name="gr2" draw:text-style-name="P1" draw:layer="layout" svg:width="0.203cm" svg:height="0.203cm" svg:x="15.38cm" svg:y="4.708cm">
          <text:p/>
        </draw:circle>
        <draw:circle draw:style-name="gr2" draw:text-style-name="P1" draw:layer="layout" svg:width="0.203cm" svg:height="0.203cm" svg:x="10.312cm" svg:y="3.845cm">
          <text:p/>
        </draw:circle>
        <draw:circle draw:style-name="gr2" draw:text-style-name="P1" draw:layer="layout" svg:width="0.203cm" svg:height="0.203cm" svg:x="11.139cm" svg:y="3.845cm">
          <text:p/>
        </draw:circle>
        <draw:circle draw:style-name="gr2" draw:text-style-name="P1" draw:layer="layout" svg:width="0.203cm" svg:height="0.203cm" svg:x="11.977cm" svg:y="3.845cm">
          <text:p/>
        </draw:circle>
        <draw:circle draw:style-name="gr2" draw:text-style-name="P1" draw:layer="layout" svg:width="0.203cm" svg:height="0.203cm" svg:x="12.815cm" svg:y="3.845cm">
          <text:p/>
        </draw:circle>
        <draw:circle draw:style-name="gr2" draw:text-style-name="P1" draw:layer="layout" svg:width="0.203cm" svg:height="0.203cm" svg:x="13.679cm" svg:y="3.845cm">
          <text:p/>
        </draw:circle>
        <draw:circle draw:style-name="gr2" draw:text-style-name="P1" draw:layer="layout" svg:width="0.203cm" svg:height="0.203cm" svg:x="14.517cm" svg:y="3.845cm">
          <text:p/>
        </draw:circle>
        <draw:circle draw:style-name="gr2" draw:text-style-name="P1" draw:layer="layout" svg:width="0.203cm" svg:height="0.203cm" svg:x="15.38cm" svg:y="3.845cm">
          <text:p/>
        </draw:circle>
        <draw:circle draw:style-name="gr2" draw:text-style-name="P1" draw:layer="layout" svg:width="0.203cm" svg:height="0.203cm" svg:x="10.312cm" svg:y="3.007cm">
          <text:p/>
        </draw:circle>
        <draw:circle draw:style-name="gr2" draw:text-style-name="P1" draw:layer="layout" svg:width="0.203cm" svg:height="0.203cm" svg:x="11.139cm" svg:y="3.007cm">
          <text:p/>
        </draw:circle>
        <draw:circle draw:style-name="gr2" draw:text-style-name="P1" draw:layer="layout" svg:width="0.203cm" svg:height="0.203cm" svg:x="11.977cm" svg:y="3.007cm">
          <text:p/>
        </draw:circle>
        <draw:circle draw:style-name="gr2" draw:text-style-name="P1" draw:layer="layout" svg:width="0.203cm" svg:height="0.203cm" svg:x="12.815cm" svg:y="3.007cm">
          <text:p/>
        </draw:circle>
        <draw:circle draw:style-name="gr2" draw:text-style-name="P1" draw:layer="layout" svg:width="0.203cm" svg:height="0.203cm" svg:x="13.679cm" svg:y="3.007cm">
          <text:p/>
        </draw:circle>
        <draw:circle draw:style-name="gr2" draw:text-style-name="P1" draw:layer="layout" svg:width="0.203cm" svg:height="0.203cm" svg:x="14.517cm" svg:y="3.007cm">
          <text:p/>
        </draw:circle>
        <draw:circle draw:style-name="gr2" draw:text-style-name="P1" draw:layer="layout" svg:width="0.203cm" svg:height="0.203cm" svg:x="15.38cm" svg:y="3.007cm">
          <text:p/>
        </draw:circle>
        <draw:circle draw:style-name="gr4" draw:text-style-name="P1" draw:layer="layout" svg:width="0.203cm" svg:height="0.203cm" draw:transform="rotate (-1.57079632679579) translate (12.636cm 2.6cm)">
          <text:p/>
        </draw:circle>
        <draw:circle draw:style-name="gr4" draw:text-style-name="P1" draw:layer="layout" svg:width="0.203cm" svg:height="0.203cm" draw:transform="rotate (-1.57079632679579) translate (12.636cm 3.427cm)">
          <text:p/>
        </draw:circle>
        <draw:circle draw:style-name="gr4" draw:text-style-name="P1" draw:layer="layout" svg:width="0.203cm" svg:height="0.203cm" draw:transform="rotate (-1.57079632679579) translate (12.636cm 4.265cm)">
          <text:p/>
        </draw:circle>
        <draw:circle draw:style-name="gr4" draw:text-style-name="P1" draw:layer="layout" svg:width="0.203cm" svg:height="0.203cm" draw:transform="rotate (-1.57079632679579) translate (12.636cm 5.103cm)">
          <text:p/>
        </draw:circle>
        <draw:circle draw:style-name="gr4" draw:text-style-name="P1" draw:layer="layout" svg:width="0.203cm" svg:height="0.203cm" draw:transform="rotate (-1.57079632679579) translate (12.636cm 5.967cm)">
          <text:p/>
        </draw:circle>
        <draw:circle draw:style-name="gr4" draw:text-style-name="P1" draw:layer="layout" svg:width="0.203cm" svg:height="0.203cm" draw:transform="rotate (-1.57079632679579) translate (12.636cm 6.805cm)">
          <text:p/>
        </draw:circle>
        <draw:circle draw:style-name="gr4" draw:text-style-name="P1" draw:layer="layout" svg:width="0.203cm" svg:height="0.203cm" draw:transform="rotate (-1.57079632679579) translate (12.636cm 7.668cm)">
          <text:p/>
        </draw:circle>
        <draw:circle draw:style-name="gr4" draw:text-style-name="P1" draw:layer="layout" svg:width="0.203cm" svg:height="0.203cm" draw:transform="rotate (-1.57079632679579) translate (11.798cm 2.588cm)">
          <text:p/>
        </draw:circle>
        <draw:circle draw:style-name="gr4" draw:text-style-name="P1" draw:layer="layout" svg:width="0.203cm" svg:height="0.203cm" draw:transform="rotate (-1.57079632679579) translate (11.798cm 3.415cm)">
          <text:p/>
        </draw:circle>
        <draw:circle draw:style-name="gr4" draw:text-style-name="P1" draw:layer="layout" svg:width="0.203cm" svg:height="0.203cm" draw:transform="rotate (-1.57079632679579) translate (11.798cm 4.253cm)">
          <text:p/>
        </draw:circle>
        <draw:circle draw:style-name="gr4" draw:text-style-name="P1" draw:layer="layout" svg:width="0.203cm" svg:height="0.203cm" draw:transform="rotate (-1.57079632679579) translate (11.798cm 5.091cm)">
          <text:p/>
        </draw:circle>
        <draw:circle draw:style-name="gr4" draw:text-style-name="P1" draw:layer="layout" svg:width="0.203cm" svg:height="0.203cm" draw:transform="rotate (-1.57079632679579) translate (11.798cm 5.955cm)">
          <text:p/>
        </draw:circle>
        <draw:circle draw:style-name="gr4" draw:text-style-name="P1" draw:layer="layout" svg:width="0.203cm" svg:height="0.203cm" draw:transform="rotate (-1.57079632679579) translate (11.798cm 6.793cm)">
          <text:p/>
        </draw:circle>
        <draw:circle draw:style-name="gr4" draw:text-style-name="P1" draw:layer="layout" svg:width="0.203cm" svg:height="0.203cm" draw:transform="rotate (-1.57079632679579) translate (11.798cm 7.656cm)">
          <text:p/>
        </draw:circle>
        <draw:circle draw:style-name="gr4" draw:text-style-name="P1" draw:layer="layout" svg:width="0.203cm" svg:height="0.203cm" draw:transform="rotate (-1.57079632679579) translate (10.935cm 2.588cm)">
          <text:p/>
        </draw:circle>
        <draw:circle draw:style-name="gr4" draw:text-style-name="P1" draw:layer="layout" svg:width="0.203cm" svg:height="0.203cm" draw:transform="rotate (-1.57079632679579) translate (10.935cm 3.415cm)">
          <text:p/>
        </draw:circle>
        <draw:circle draw:style-name="gr4" draw:text-style-name="P1" draw:layer="layout" svg:width="0.203cm" svg:height="0.203cm" draw:transform="rotate (-1.57079632679579) translate (10.935cm 4.253cm)">
          <text:p/>
        </draw:circle>
        <draw:circle draw:style-name="gr4" draw:text-style-name="P1" draw:layer="layout" svg:width="0.203cm" svg:height="0.203cm" draw:transform="rotate (-1.57079632679579) translate (10.935cm 5.091cm)">
          <text:p/>
        </draw:circle>
        <draw:circle draw:style-name="gr4" draw:text-style-name="P1" draw:layer="layout" svg:width="0.203cm" svg:height="0.203cm" draw:transform="rotate (-1.57079632679579) translate (10.935cm 5.955cm)">
          <text:p/>
        </draw:circle>
        <draw:circle draw:style-name="gr4" draw:text-style-name="P1" draw:layer="layout" svg:width="0.203cm" svg:height="0.203cm" draw:transform="rotate (-1.57079632679579) translate (10.935cm 6.793cm)">
          <text:p/>
        </draw:circle>
        <draw:circle draw:style-name="gr4" draw:text-style-name="P1" draw:layer="layout" svg:width="0.203cm" svg:height="0.203cm" draw:transform="rotate (-1.57079632679579) translate (10.935cm 7.656cm)">
          <text:p/>
        </draw:circle>
        <draw:circle draw:style-name="gr4" draw:text-style-name="P1" draw:layer="layout" svg:width="0.203cm" svg:height="0.203cm" draw:transform="rotate (-1.57079632679579) translate (13.475cm 2.588cm)">
          <text:p/>
        </draw:circle>
        <draw:circle draw:style-name="gr4" draw:text-style-name="P1" draw:layer="layout" svg:width="0.203cm" svg:height="0.203cm" draw:transform="rotate (-1.57079632679579) translate (13.475cm 3.415cm)">
          <text:p/>
        </draw:circle>
        <draw:circle draw:style-name="gr4" draw:text-style-name="P1" draw:layer="layout" svg:width="0.203cm" svg:height="0.203cm" draw:transform="rotate (-1.57079632679579) translate (13.475cm 4.253cm)">
          <text:p/>
        </draw:circle>
        <draw:circle draw:style-name="gr4" draw:text-style-name="P1" draw:layer="layout" svg:width="0.203cm" svg:height="0.203cm" draw:transform="rotate (-1.57079632679579) translate (13.475cm 5.091cm)">
          <text:p/>
        </draw:circle>
        <draw:circle draw:style-name="gr4" draw:text-style-name="P1" draw:layer="layout" svg:width="0.203cm" svg:height="0.203cm" draw:transform="rotate (-1.57079632679579) translate (13.475cm 5.955cm)">
          <text:p/>
        </draw:circle>
        <draw:circle draw:style-name="gr4" draw:text-style-name="P1" draw:layer="layout" svg:width="0.203cm" svg:height="0.203cm" draw:transform="rotate (-1.57079632679579) translate (13.475cm 6.793cm)">
          <text:p/>
        </draw:circle>
        <draw:circle draw:style-name="gr4" draw:text-style-name="P1" draw:layer="layout" svg:width="0.203cm" svg:height="0.203cm" draw:transform="rotate (-1.57079632679579) translate (13.475cm 7.656cm)">
          <text:p/>
        </draw:circle>
        <draw:circle draw:style-name="gr4" draw:text-style-name="P1" draw:layer="layout" svg:width="0.203cm" svg:height="0.203cm" draw:transform="rotate (-1.57079632679579) translate (14.338cm 2.588cm)">
          <text:p/>
        </draw:circle>
        <draw:circle draw:style-name="gr4" draw:text-style-name="P1" draw:layer="layout" svg:width="0.203cm" svg:height="0.203cm" draw:transform="rotate (-1.57079632679579) translate (14.338cm 3.415cm)">
          <text:p/>
        </draw:circle>
        <draw:circle draw:style-name="gr4" draw:text-style-name="P1" draw:layer="layout" svg:width="0.203cm" svg:height="0.203cm" draw:transform="rotate (-1.57079632679579) translate (14.338cm 4.253cm)">
          <text:p/>
        </draw:circle>
        <draw:circle draw:style-name="gr4" draw:text-style-name="P1" draw:layer="layout" svg:width="0.203cm" svg:height="0.203cm" draw:transform="rotate (-1.57079632679579) translate (14.338cm 5.091cm)">
          <text:p/>
        </draw:circle>
        <draw:circle draw:style-name="gr4" draw:text-style-name="P1" draw:layer="layout" svg:width="0.203cm" svg:height="0.203cm" draw:transform="rotate (-1.57079632679579) translate (14.338cm 5.955cm)">
          <text:p/>
        </draw:circle>
        <draw:circle draw:style-name="gr4" draw:text-style-name="P1" draw:layer="layout" svg:width="0.203cm" svg:height="0.203cm" draw:transform="rotate (-1.57079632679579) translate (14.338cm 6.793cm)">
          <text:p/>
        </draw:circle>
        <draw:circle draw:style-name="gr4" draw:text-style-name="P1" draw:layer="layout" svg:width="0.203cm" svg:height="0.203cm" draw:transform="rotate (-1.57079632679579) translate (14.338cm 7.656cm)">
          <text:p/>
        </draw:circle>
        <draw:circle draw:style-name="gr4" draw:text-style-name="P1" draw:layer="layout" svg:width="0.203cm" svg:height="0.203cm" draw:transform="rotate (-1.57079632679579) translate (15.176cm 2.588cm)">
          <text:p/>
        </draw:circle>
        <draw:circle draw:style-name="gr4" draw:text-style-name="P1" draw:layer="layout" svg:width="0.203cm" svg:height="0.203cm" draw:transform="rotate (-1.57079632679579) translate (15.176cm 3.415cm)">
          <text:p/>
        </draw:circle>
        <draw:circle draw:style-name="gr4" draw:text-style-name="P1" draw:layer="layout" svg:width="0.203cm" svg:height="0.203cm" draw:transform="rotate (-1.57079632679579) translate (15.176cm 4.253cm)">
          <text:p/>
        </draw:circle>
        <draw:circle draw:style-name="gr4" draw:text-style-name="P1" draw:layer="layout" svg:width="0.203cm" svg:height="0.203cm" draw:transform="rotate (-1.57079632679579) translate (15.176cm 5.091cm)">
          <text:p/>
        </draw:circle>
        <draw:circle draw:style-name="gr4" draw:text-style-name="P1" draw:layer="layout" svg:width="0.203cm" svg:height="0.203cm" draw:transform="rotate (-1.57079632679579) translate (15.176cm 5.955cm)">
          <text:p/>
        </draw:circle>
        <draw:circle draw:style-name="gr4" draw:text-style-name="P1" draw:layer="layout" svg:width="0.203cm" svg:height="0.203cm" draw:transform="rotate (-1.57079632679579) translate (15.176cm 6.793cm)">
          <text:p/>
        </draw:circle>
        <draw:circle draw:style-name="gr4" draw:text-style-name="P1" draw:layer="layout" svg:width="0.203cm" svg:height="0.203cm" draw:transform="rotate (-1.57079632679579) translate (15.176cm 7.656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Michael Zingale</meta:initial-creator>
    <meta:creation-date>2009-07-08T20:25:20</meta:creation-date>
    <dc:creator>Michael Zingale</dc:creator>
    <dc:date>2009-07-09T17:48:00</dc:date>
    <meta:editing-cycles>12</meta:editing-cycles>
    <meta:editing-duration>PT00H53M35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